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6.6931in" fo:margin-left="0.0035in" fo:margin-top="0in" fo:margin-bottom="0in" table:align="left" style:writing-mode="page"/>
    </style:style>
    <style:style style:name="Table1.A" style:family="table-column">
      <style:table-column-properties style:column-width="6.693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382in" fo:border="0.5pt solid #000000"/>
    </style:style>
    <style:style style:name="Table1.2" style:family="table-row">
      <style:table-row-properties style:min-row-height="0.2542in" fo:keep-together="auto"/>
    </style:style>
    <style:style style:name="Table1.A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0cc7bb"/>
    </style:style>
    <style:style style:name="P2" style:family="paragraph" style:parent-style-name="Standard">
      <style:text-properties fo:font-weight="bold" officeooo:rsid="000cc7bb" officeooo:paragraph-rsid="000cc7bb" style:font-weight-asian="bold" style:font-weight-complex="bold"/>
    </style:style>
    <style:style style:name="P3" style:family="paragraph" style:parent-style-name="Table_20_Contents">
      <style:text-properties officeooo:paragraph-rsid="000cc7bb"/>
    </style:style>
    <style:style style:name="T1" style:family="text">
      <style:text-properties officeooo:rsid="000cc7b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cc7bb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cc7bb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UNIVALI – Universidade do Vale do Itajaí</text:p>
            <text:p text:style-name="P3">PPGC – Mestrado em Computação Aplicada</text:p>
            <text:p text:style-name="P3">Disciplina: Teoria da Computação</text:p>
            <text:p text:style-name="P3">Professor: Andre Raabe</text:p>
            <text:p text:style-name="P3">Aluno: Fábio Volkmann Coelho</text:p>
            <text:p text:style-name="P3">Data:<text:span text:style-name="T1">06/07/2025</text:span></text:p>
          </table:table-cell>
        </table:table-row>
        <table:table-row table:style-name="Table1.2">
          <table:table-cell table:style-name="Table1.A2" office:value-type="string">
            <text:p text:style-name="P3">Avaliação 0<text:span text:style-name="T1">3</text:span> – AnBnCn (Triplo balanceamento)</text:p>
          </table:table-cell>
        </table:table-row>
      </table:table>
      <text:p text:style-name="P1"/>
      <text:p text:style-name="P1"><text:span text:style-name="T2">Enunciado:</text:span></text:p>
      <text:p text:style-name="P1">Criar uma máquina de Turing usando o JFLAP (ou outro simulador) para reconhecer palavras da linguagem <text:s/>AnBnCn (Triplo balanceamento)</text:p>
      <text:p text:style-name="P2">Desenvolvimento:</text:p>
      <text:p text:style-name="Standard">A Máquina de Turing utiliza o seguinte processo para verificar se a cadeia pertence à linguagem:</text:p>
      <text:p text:style-name="Standard">1. Marcação sequencial:<text:line-break/>- Localiza o primeiro `a` e o marca como `X`.<text:line-break/>- Avança até encontrar o primeiro `b` não marcado, marcando-o como `Y`.<text:line-break/>- Avança até encontrar o primeiro `c` não marcado, marcando-o como `Z`.<text:line-break/>2. Retorno ao início:<text:line-break/>- Após marcar os três caracteres, retorna ao início da fita para repetir o processo.<text:line-break/>3. Verificação de término:<text:line-break/>- Quando não houver mais `a`, `b` ou `c` sem marcação, a máquina aceita a cadeia.<text:line-break/>- Se a ordem dos símbolos estiver incorreta ou se o número de símbolos for desigual, a máquina rejeita a cadeia.</text:p>
      <text:p text:style-name="P1"><text:span text:style-name="T3">Exemplo:<text:line-break/></text:span><text:span text:style-name="T5">Para demonstrar o final da fita, foi utilizado o simbolo `$`, portanto a entrada seria </text:span><text:s/>`aaabbbccc<text:span text:style-name="T1">$</text:span>`, a máquina realiza <text:span text:style-name="T1">os seguintes passos</text:span>:<text:line-break/>- Marca o primeiro `a`, o primeiro `b`, o primeiro `c`.<text:line-break/>- Marca o segundo `a`, o segundo `b`, o segundo `c`.<text:line-break/>- Marca o terceiro `a`, o terceiro `b`, o terceiro `c`.<text:line-break/>- Verifica que todos os símbolos foram marcados, aceitando a cadeia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25in" fo:margin-top="0in" fo:margin-bottom="0.139in" style:contextual-spacing="true" fo:text-indent="-0.25in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in" fo:margin-bottom="0.0835in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in" fo:margin-bottom="0.0835in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0.5in" fo:margin-top="0in" fo:margin-bottom="0.139in" style:contextual-spacing="true" fo:text-indent="-0.25in" style:auto-text-indent="false"/>
    </style:style>
    <style:style style:name="List_20_3_20__28_WW_29_" style:display-name="List 3 (WW)" style:family="paragraph" style:parent-style-name="Standard">
      <style:paragraph-properties fo:margin-left="0.75in" fo:margin-top="0in" fo:margin-bottom="0.139in" style:contextual-spacing="true" fo:text-indent="-0.25in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in" fo:margin-bottom="0.139in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in" fo:margin-bottom="0.139in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in" fo:margin-bottom="0.139in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in" fo:margin-bottom="0.139in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in" fo:margin-bottom="0.139in" style:contextual-spacing="true"/>
    </style:style>
    <style:style style:name="List_20_1_20_Cont." style:display-name="List 1 Cont." style:family="paragraph" style:parent-style-name="Standard" style:class="list">
      <style:paragraph-properties fo:margin-left="0.25in" fo:margin-top="0in" fo:margin-bottom="0.0835in" style:contextual-spacing="true"/>
    </style:style>
    <style:style style:name="List_20_2_20_Cont." style:display-name="List 2 Cont." style:family="paragraph" style:parent-style-name="Standard" style:class="list">
      <style:paragraph-properties fo:margin-left="0.5in" fo:margin-top="0in" fo:margin-bottom="0.0835in" style:contextual-spacing="true"/>
    </style:style>
    <style:style style:name="List_20_3_20_Cont." style:display-name="List 3 Cont." style:family="paragraph" style:parent-style-name="Standard" style:class="list">
      <style:paragraph-properties fo:margin-left="0.75in" fo:margin-top="0in" fo:margin-bottom="0.0835in" style:contextual-spacing="true"/>
    </style:style>
    <style:style style:name="macro" style:family="paragraph" loext:linked-style-name="Macro_20_Text_20_Char">
      <style:paragraph-properties fo:margin-top="0in" fo:margin-bottom="0.139in" style:contextual-spacing="false" fo:line-height="115%" fo:text-align="start" style:justify-single-word="false" fo:orphans="2" fo:widows="2" style:writing-mode="lr-tb">
        <style:tab-stops>
          <style:tab-stop style:position="0.4in"/>
          <style:tab-stop style:position="0.8in"/>
          <style:tab-stop style:position="1.2in"/>
          <style:tab-stop style:position="1.6in"/>
          <style:tab-stop style:position="2in"/>
          <style:tab-stop style:position="2.4in"/>
          <style:tab-stop style:position="2.8in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5in" fo:margin-right="0.65in" fo:margin-top="0.139in" fo:margin-bottom="0.1945in" style:contextual-spacing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Standard_20__28_WW_29_" style:display-name="Standard (WW)" style:family="paragraph">
      <style:paragraph-properties fo:margin-top="0in" fo:margin-bottom="0in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Noto Sans Devanagari1" style:font-family-complex="'Noto Sans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_20__28_WW_29_" style:class="extra">
      <style:paragraph-properties fo:orphans="0" fo:widows="0" text:number-lines="false" text:line-number="0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35in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ython-docx</meta:initial-creator>
    <dc:description>generated by python-docx</dc:description>
    <meta:editing-cycles>2</meta:editing-cycles>
    <meta:creation-date>2013-12-23T23:15:00</meta:creation-date>
    <dc:date>2025-07-06T22:18:45.499425038</dc:date>
    <meta:editing-duration>PT5M44S</meta:editing-duration>
    <meta:generator>LibreOffice/24.2.7.2$Linux_X86_64 LibreOffice_project/420$Build-2</meta:generator>
    <meta:document-statistic meta:table-count="1" meta:image-count="0" meta:object-count="0" meta:page-count="1" meta:paragraph-count="13" meta:word-count="229" meta:character-count="1398" meta:non-whitespace-character-count="1177"/>
    <meta:user-defined meta:name="AppVersion">14.0000</meta:user-defined>
    <meta:template xlink:type="simple" xlink:actuate="onRequest" xlink:title="Normal.dotm" xlink:href=""/>
  </office:meta>
</office:document-meta>
</file>